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5">
      <style:paragraph-properties fo:margin-top="0in" fo:margin-bottom="0in"/>
    </style:style>
    <style:style style:name="P4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For a general introduction of overflow, please <text:a xlink:type="simple" xlink:href="https://csci-1301.github.io/book.html#overflow" office:name=""><text:span text:style-name="Definition">read the relevant section</text:span></text:a>. Do execute the code shared in this section:</text:p>
      <text:p text:style-name="P2">using System;</text:p>
      <text:p text:style-name="P3"/>
      <text:p text:style-name="P4">class Program</text:p>
      <text:p text:style-name="P5">{</text:p>
      <text:p text:style-name="P6"><text:s text:c="4"/>static void Main()</text:p>
      <text:p text:style-name="P7"><text:s text:c="4"/>{</text:p>
      <text:p text:style-name="P8"><text:s text:c="8"/>uint n1,</text:p>
      <text:p text:style-name="P9"><text:s text:c="12"/>n2;</text:p>
      <text:p text:style-name="P10"/>
      <text:p text:style-name="P11"><text:s text:c="8"/>Console.WriteLine("Enter the requested loan amount for the first person:");</text:p>
      <text:p text:style-name="P12"><text:s text:c="8"/>n1 = uint.Parse(Console.ReadLine());</text:p>
      <text:p text:style-name="P13"/>
      <text:p text:style-name="P14"><text:s text:c="8"/>Console.WriteLine("Enter the requested loan amount for the second person:");</text:p>
      <text:p text:style-name="P15"><text:s text:c="8"/>n2 = uint.Parse(Console.ReadLine());</text:p>
      <text:p text:style-name="P16"/>
      <text:p text:style-name="P17"><text:s text:c="8"/>if (n1 + n2 &lt; 10000)</text:p>
      <text:p text:style-name="P18"><text:s text:c="8"/>{</text:p>
      <text:p text:style-name="P19"><text:s text:c="12"/>Console.WriteLine($"Pay ${n1} to the first person");</text:p>
      <text:p text:style-name="P20"><text:s text:c="12"/>Console.WriteLine($"Pay ${n2} to the second person");</text:p>
      <text:p text:style-name="P21"><text:s text:c="8"/>}</text:p>
      <text:p text:style-name="P22"><text:s text:c="8"/>else</text:p>
      <text:p text:style-name="P23"><text:s text:c="8"/>{</text:p>
      <text:p text:style-name="P24"><text:s text:c="12"/>Console.WriteLine("Error: the sum of the loans exceeds the maximum allowance.");</text:p>
      <text:p text:style-name="P25"><text:s text:c="8"/>}</text:p>
      <text:p text:style-name="P26"><text:s text:c="4"/>}</text:p>
      <text:p text:style-name="P27">}</text:p>
      <text:p text:style-name="First_20_paragraph">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8">a number can be equal to itself plus one,</text:p>
        </text:list-item>
        <text:list-item>
          <text:p text:style-name="P28">a number plus one can be <text:span text:style-name="T1">less</text:span> than the number itself, and</text:p>
        </text:list-item>
        <text:list-item>
          <text:p text:style-name="P28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, execute the “Overflow” solution, and answer the following questions:</text:p>
      <text:list text:style-name="L3">
        <text:list-item>
          <text:p text:style-name="P29">What is the maximum value that can be stored in an <text:span text:style-name="DataTypeTok">int</text:span>?</text:p>
        </text:list-item>
        <text:list-item>
          <text:p text:style-name="P29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29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30">Enter the following statements in your program:</text:p>
          <text:p text:style-name="P31">int int_max_value_plus_one_bis = int.MaxValue + 1;</text:p>
          <text:p text:style-name="P30">You should receive an error message. Reads it and try to understand what C# is warning you against.</text:p>
        </text:list-item>
        <text:list-item>
          <text:p text:style-name="P30">Isn’t that weird that C# let go</text:p>
          <text:p text:style-name="P32">int int_max_value_ter = int.MaxValue;</text:p>
          <text:p text:style-name="P33">int int_max_value_plus_one_ter = int_max_value_ter + 1;</text:p>
          <text:p text:style-name="P30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34">int int_max_value = int.MaxValue; </text:p>
          <text:p text:style-name="P35">int int_max_value_plus_one = checked(int_max_value + 1); // Note the "checked(…)".</text:p>
          <text:p text:style-name="P30">What happens when you try to compile and run this program?</text:p>
        </text:list-item>
        <text:list-item>
          <text:p text:style-name="P30">Note that our program does not give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-up section, enter in the following table the value(s) and datatype(s) for <text:span text:style-name="NormalTok">x</text:span>, <text:span text:style-name="NormalTok">y</text:span>,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as that strange behavio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 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36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37">float x = int.MaxValue;</text:p>
      <text:p text:style-name="P38">while (x &gt; 0)</text:p>
      <text:p text:style-name="P39">{</text:p>
      <text:p text:style-name="P40"><text:s text:c="4"/>Console.Write(x + " ");</text:p>
      <text:p text:style-name="P41"><text:s text:c="4"/>x = x / 2;</text:p>
      <text:p text:style-name="P42">}</text:p>
      <text:p text:style-name="P43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After how many iterations would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nicely displa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44">string value = String.Format("|{0,-20:C}|{0,20:C}|{0,10:C}|{0,20:P}|{1}", 126347.89m, "test");</text:p>
      <text:p text:style-name="P45">Console.WriteLine(value);</text:p>
      <text:p text:style-name="First_20_paragraph">Explain the role of:</text:p>
      <text:list text:style-name="L5">
        <text:list-item>
          <text:p text:style-name="P46">the first digit (either <text:span text:style-name="DecValTok">0</text:span> or <text:span text:style-name="DecValTok">1</text:span>) between the braces,</text:p>
        </text:list-item>
        <text:list-item>
          <text:p text:style-name="P46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46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47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7Z</meta:creation-date>
    <dc:date>2023-09-05T21:13:07Z</dc:date>
    <meta:user-defined meta:name="date" meta:value-type="string">September   5, 2023 (05:1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